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1c251" officeooo:paragraph-rsid="0001c251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l BIT[MAX],cnt;</text:p>
      <text:p text:style-name="P1">void update(int inx)</text:p>
      <text:p text:style-name="P1"><text:s text:c="4"/>{</text:p>
      <text:p text:style-name="P1"><text:s text:c="4"/>while(inx&lt;=cnt)</text:p>
      <text:p text:style-name="P1"><text:s text:c="8"/>{</text:p>
      <text:p text:style-name="P1"><text:s text:c="8"/>BIT[inx]++;</text:p>
      <text:p text:style-name="P1"><text:s text:c="8"/>inx+=(inx&amp;(-inx));</text:p>
      <text:p text:style-name="P1"><text:s text:c="8"/>}</text:p>
      <text:p text:style-name="P1"><text:s text:c="4"/>}</text:p>
      <text:p text:style-name="P1">ll get(int inx)</text:p>
      <text:p text:style-name="P1"><text:s text:c="4"/>{</text:p>
      <text:p text:style-name="P1"><text:s text:c="4"/>ll ans=0;</text:p>
      <text:p text:style-name="P1"><text:s text:c="4"/>while(inx&gt;0)</text:p>
      <text:p text:style-name="P1"><text:s text:c="8"/>{</text:p>
      <text:p text:style-name="P1"><text:s text:c="8"/>ans += BIT[inx];</text:p>
      <text:p text:style-name="P1"><text:s text:c="8"/>inx -= (inx&amp;(-inx));</text:p>
      <text:p text:style-name="P1"><text:s text:c="8"/>}</text:p>
      <text:p text:style-name="P1"><text:s text:c="4"/>return ans;</text:p>
      <text:p text:style-name="P1"><text:s text:c="4"/>}</text:p>
      <text:p text:style-name="P1">To build: just call update n times.</text:p>
      <text:p text:style-name="P1">inx is the index in original array</text:p>
      <text:p text:style-name="P1"/>
      <text:p text:style-name="P1"/>
      <text:p text:style-name="P1"/>
      <text:p text:style-name="P1">void build(int st,int en,int i){</text:p>
      <text:p text:style-name="P1"><text:s text:c="4"/>if(st==en){</text:p>
      <text:p text:style-name="P1"><text:s text:c="8"/>seg[i] = a[st];</text:p>
      <text:p text:style-name="P1"><text:s text:c="8"/>return;</text:p>
      <text:p text:style-name="P1"><text:s text:c="8"/>}</text:p>
      <text:p text:style-name="P1"><text:s text:c="4"/>int mid=(st+en)&gt;&gt;1;</text:p>
      <text:p text:style-name="P1"><text:s text:c="4"/>build(st,mid,2*i+1);</text:p>
      <text:p text:style-name="P1"><text:s text:c="4"/>build(mid+1,en,2*i+2);</text:p>
      <text:p text:style-name="P1"><text:s text:c="4"/>seg[i] = min(seg[2*i+1],seg[2*i+2]);</text:p>
      <text:p text:style-name="P1"><text:s text:c="4"/>}</text:p>
      <text:p text:style-name="P1">ll get(int st,int en,int l,int r,int i){</text:p>
      <text:p text:style-name="P1"><text:s text:c="4"/>if(st&gt;r || en&lt;l)</text:p>
      <text:p text:style-name="P1"><text:s text:c="8"/>return inf;</text:p>
      <text:p text:style-name="P1"><text:s text:c="4"/>if(l&lt;=st &amp;&amp; en&lt;=r)</text:p>
      <text:p text:style-name="P1"><text:s text:c="8"/>return seg[i];</text:p>
      <text:p text:style-name="P1"><text:s text:c="4"/>int mid = (st+en)&gt;&gt;1;</text:p>
      <text:p text:style-name="P1"><text:s text:c="4"/>ll le = get(st,mid,l,r,2*i+1),ri = get(mid+1,en,l,r,2*i+2);</text:p>
      <text:p text:style-name="P1"><text:s text:c="4"/>return min(le,ri);</text:p>
      <text:p text:style-name="P1"><text:s text:c="4"/>}</text:p>
      <text:p text:style-name="P1">void update(int st,int en,int i,int pos,ll val){</text:p>
      <text:p text:style-name="P1"><text:s text:c="4"/>seg[i] = min(seg[i],val);</text:p>
      <text:p text:style-name="P1"><text:s text:c="4"/>if(st==en)</text:p>
      <text:p text:style-name="P1"><text:s text:c="8"/>return;</text:p>
      <text:p text:style-name="P1"/>
      <text:p text:style-name="P1"><text:s text:c="4"/>int mid = (st+en)&gt;&gt;1;</text:p>
      <text:p text:style-name="P1"><text:s text:c="4"/>if(pos&lt;=mid &amp;&amp; pos&gt;=st)</text:p>
      <text:p text:style-name="P1"><text:s text:c="8"/>update(st,mid,2*i+1,pos,val);</text:p>
      <text:p text:style-name="P1"><text:s text:c="4"/>else if(pos&gt;mid &amp;&amp; pos&lt;=en)</text:p>
      <text:p text:style-name="P1"><text:s text:c="8"/>update(mid+1,en,2*i+2,pos,val);</text:p>
      <text:p text:style-name="P1">}</text:p>
      <text:p text:style-name="P1"/>
      <text:p text:style-name="P1">basically st en denote the range of values</text:p>
      <text:p text:style-name="P1">l and r denote the range query</text:p>
      <text:p text:style-name="P1">pos is the actual position you want to update</text:p>
      <text:p text:style-name="P1">build(0,n,0);</text:p>
      <text:p text:style-name="P1">get(0,n,l,r,0);</text:p>
      <text:p text:style-name="P1">update(0,n,0,pos,val);</text:p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56:31.574457954</meta:creation-date>
    <dc:date>2017-12-10T21:58:00.198359323</dc:date>
    <meta:editing-duration>PT27S</meta:editing-duration>
    <meta:editing-cycles>1</meta:editing-cycles>
    <meta:document-statistic meta:table-count="0" meta:image-count="0" meta:object-count="0" meta:page-count="2" meta:paragraph-count="56" meta:word-count="146" meta:character-count="1219" meta:non-whitespace-character-count="901"/>
    <meta:generator>LibreOffice/5.1.6.2$Linux_X86_64 LibreOffice_project/10m0$Build-2</meta:generator>
  </office:meta>
</office:document-meta>
</file>